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paragraph-properties fo:margin-top="0cm" fo:margin-bottom="0cm" loext:contextual-spacing="false"/>
    </style:style>
    <style:style style:name="P7" style:family="paragraph" style:parent-style-name="Text_20_body" style:list-style-name="L1">
      <style:paragraph-properties fo:margin-top="0cm" fo:margin-bottom="0cm" loext:contextual-spacing="false"/>
    </style:style>
    <style:style style:name="P8" style:family="paragraph" style:parent-style-name="Text_20_body" style:list-style-name="L2">
      <style:paragraph-properties fo:margin-top="0cm" fo:margin-bottom="0cm" loext:contextual-spacing="false"/>
    </style:style>
    <style:style style:name="P9" style:family="paragraph" style:parent-style-name="Text_20_body" style:list-style-name="L3">
      <style:paragraph-properties fo:margin-top="0cm" fo:margin-bottom="0cm" loext:contextual-spacing="false"/>
    </style:style>
    <style:style style:name="P10" style:family="paragraph" style:parent-style-name="Text_20_body" style:list-style-name="L5">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ultiple device hardware level synchronization</text:h>
      <text:p text:style-name="P6">Joshua Edgcombe edited this page · <text:a xlink:type="simple" xlink:href="https://github.com/mossmann/hackrf/wiki/Multiple-device-hardware-level-synchronization/_history" text:style-name="Internet_20_link" text:visited-style-name="Visited_20_Internet_20_Link">1 revision </text:a></text:p>
      <text:section text:style-name="Sect1" text:name="wiki-content">
        <text:p text:style-name="P6"/>
        <text:section text:style-name="Sect1" text:name="wiki-body">
          <text:p text:style-name="Text_20_body"><text:bookmark text:name="user-content-purpose"/></text:p>
        </text:section>
      </text:section>
      <text:h text:style-name="Heading_20_1" text:outline-level="1">Purpose</text:h>
      <text:p text:style-name="Text_20_body">This page describes the modifications required to get multiple HackRF hardware-level synchronisation working. Synchronisation is required for many applications where a single HackRF isn't sufficient:</text:p>
      <text:list xml:id="list732141505682980920" text:style-name="L1">
        <text:list-item>
          <text:p text:style-name="P7">phase correlation </text:p>
        </text:list-item>
        <text:list-item>
          <text:p text:style-name="P7">oversampling using multiple devices </text:p>
        </text:list-item>
        <text:list-item>
          <text:p text:style-name="P1">40MHz (or more) protocols such as WiFi </text:p>
        </text:list-item>
      </text:list>
      <text:p text:style-name="Text_20_body">The HackRFs will start transmitting USB packets at the same time, which results in an inter-device offset of ~50 samples at a sample rate of 20MSps. Without this synchronisation, the offset is in the range of thousands to tens of thousands of samples. This is due to the USB start command being called sequentially for each device, along with USB buffering, OS-level timing etc.</text:p>
      <text:p text:style-name="Text_20_body"><text:span text:style-name="Strong_20_Emphasis">BE WARNED</text:span> you will have to open your HackRFs, which is most likely going to destroy the plastic case it comes in. You will also be electrically connecting them together. If you do this incorrectly, there is a good chance one or all of the devices will be permanently destroyed.</text:p>
      <text:h text:style-name="Heading_20_1" text:outline-level="1"><text:bookmark text:name="user-content-related-work"/>Related work</text:h>
      <text:p text:style-name="Text_20_body">"bardi_" on the #hackrf channel pointed out <text:a xlink:type="simple" xlink:href="http://spcomnav.uab.es/docs/conferences/Bartolucci_NAVITEC_2016.pdf" text:style-name="Internet_20_link" text:visited-style-name="Visited_20_Internet_20_Link">his paper on synchronising HackRFs</text:a>. This uses the HackRF <text:span text:style-name="Emphasis">CPLD</text:span> to synchronise multiple devices.</text:p>
      <text:h text:style-name="Heading_20_1" text:outline-level="1"><text:bookmark text:name="user-content-requirements"/>Requirements</text:h>
      <text:p text:style-name="Text_20_body">For this to work you will need:</text:p>
      <text:list xml:id="list7728873985465780935" text:style-name="L2">
        <text:list-item>
          <text:p text:style-name="P8">at least two devices </text:p>
        </text:list-item>
        <text:list-item>
          <text:p text:style-name="P8">a clock sync cable </text:p>
        </text:list-item>
        <text:list-item>
          <text:p text:style-name="P8">some connecting cables (pin header-type) </text:p>
        </text:list-item>
        <text:list-item>
          <text:p text:style-name="P2">a breadboard </text:p>
        </text:list-item>
      </text:list>
      <text:h text:style-name="Heading_20_1" text:outline-level="1"><text:bookmark text:name="user-content-opening-your-hackrf"/><text:soft-page-break/>Opening your HackRF</text:h>
      <text:p text:style-name="Text_20_body">The HackRF case has small plastic clips holding it together. These are usually <text:span text:style-name="Strong_20_Emphasis">destroyed</text:span> when the case is opened. Please follow the instructions in <text:a xlink:type="simple" xlink:href="https://www.youtube.com/watch?v=zuXJtpTSEJM" text:style-name="Internet_20_link" text:visited-style-name="Visited_20_Internet_20_Link">this video</text:a> by <text:a xlink:type="simple" xlink:href="https://twitter.com/sharebrained" text:style-name="Internet_20_link" text:visited-style-name="Visited_20_Internet_20_Link">Jared Boone</text:a>.</text:p>
      <text:h text:style-name="Heading_20_1" text:outline-level="1"><text:bookmark text:name="user-content-connect-the-clocks"/>Connect the clocks</text:h>
      <text:p text:style-name="Text_20_body">Connecting the HackRF clocks together will force them to sample at precisely the same rate. The individual samples will most likely be sampled at slightly different times due to phase offsets in the clock ICs, but for most purposes this is acceptable.</text:p>
      <text:p text:style-name="Text_20_body">Choose a <text:span text:style-name="Strong_20_Emphasis">primary</text:span> HackRF, and connect the clock sync cable from the <text:span text:style-name="Emphasis">clock out</text:span> connector to the <text:span text:style-name="Emphasis">clock in</text:span> connector of the <text:span text:style-name="Strong_20_Emphasis">second</text:span> HackRF. If you're using another HackRF, connect the <text:span text:style-name="Strong_20_Emphasis">second</text:span> HackRF's <text:span text:style-name="Emphasis">clock out</text:span> to the <text:span text:style-name="Strong_20_Emphasis">third</text:span> HackRF's <text:span text:style-name="Emphasis">clock in</text:span>.</text:p>
      <text:p text:style-name="Text_20_body">Your HackRFs should look like this: <draw:frame draw:style-name="fr1" draw:name="Imagen1" text:anchor-type="as-char" svg:width="1.997cm" svg:height="0.998cm" draw:z-index="0"><draw:image xlink:href="https://raw.githubusercontent.com/dodgymike/hackrf-wiki/master/images/hackrf-clock-sync.jpg" xlink:type="simple" xlink:show="embed" xlink:actuate="onLoad"/></draw:frame></text:p>
      <text:h text:style-name="Heading_20_1" text:outline-level="1"><text:bookmark text:name="user-content-identify-the-pin-headers"/>Identify the pin headers</text:h>
      <text:p text:style-name="Text_20_body">Firstly, this has only been tested on official HackRF Ones. If you have a jawbreaker, HackRF blue or another HackRF-inspired device, you will have to figure out how to connect the devices correctly, using the schematics.</text:p>
      <text:p text:style-name="Text_20_body">The hackrf has four pin headers, three of which are arranged in a 'C' shape. On the board these are marked as <text:span text:style-name="Emphasis">P28</text:span>, <text:span text:style-name="Emphasis">P22</text:span> and <text:span text:style-name="Emphasis">P20</text:span>. <text:span text:style-name="Emphasis">P20</text:span> is the header closest to the <text:span text:style-name="Emphasis">clock in</text:span>/<text:span text:style-name="Emphasis">clock out</text:span> connectors. For this exercise we will only be discussing <text:span text:style-name="Emphasis">P20</text:span>. The <text:a xlink:type="simple" xlink:href="https://github.com/mossmann/hackrf/tree/master/hardware/hackrf-one" text:style-name="Internet_20_link" text:visited-style-name="Visited_20_Internet_20_Link">hackrf schematics</text:a> are a very good reference for this activity. The relevant part can been seen in the following image:</text:p>
      <text:p text:style-name="Text_20_body"><draw:frame draw:style-name="fr1" draw:name="Imagen2" text:anchor-type="as-char" svg:width="1.997cm" svg:height="0.998cm" draw:z-index="1"><draw:image xlink:href="https://raw.githubusercontent.com/dodgymike/hackrf-wiki/master/images/hackrf-pin-headers.jpg" xlink:type="simple" xlink:show="embed" xlink:actuate="onLoad"/></draw:frame></text:p>
      <text:p text:style-name="Text_20_body">This is the P20 schematic diagram: <draw:frame draw:style-name="fr1" draw:name="Imagen3" text:anchor-type="as-char" svg:width="1.997cm" svg:height="0.998cm" draw:z-index="2"><draw:image xlink:href="https://raw.githubusercontent.com/dodgymike/hackrf-wiki/master/images/hackrf-pin-headers-p20.png" xlink:type="simple" xlink:show="embed" xlink:actuate="onLoad"/></draw:frame></text:p>
      <text:h text:style-name="Heading_20_1" text:outline-level="1"><text:bookmark text:name="user-content-wire-up-the-pin-headers"/>Wire up the pin headers</text:h>
      <text:p text:style-name="Text_20_body">As mentioned before <text:span text:style-name="Strong_20_Emphasis">BE WARNED</text:span>, this step could easily result in <text:span text:style-name="Strong_20_Emphasis">one or all</text:span> of your HackRFs being <text:span text:style-name="Strong_20_Emphasis">permanently damaged</text:span>.</text:p>
      <text:p text:style-name="Text_20_body">Now that's out of the way, let me describe what we're doing here. The first part of this exercise is to give both devices a common ground. This is really important for any inter-device electrical connections, as it prevents ICs from seeing slight differences in the respective GND levels as legitimate <text:soft-page-break/>signals. As shown on the schematic, many of the pins in <text:span text:style-name="Emphasis">P20</text:span> are GND pins. We use <text:span text:style-name="Emphasis">P20-PIN19</text:span> on both devices and connect them together like so: <draw:frame draw:style-name="fr1" draw:name="Imagen4" text:anchor-type="as-char" svg:width="1.997cm" svg:height="0.998cm" draw:z-index="3"><draw:image xlink:href="https://raw.githubusercontent.com/dodgymike/hackrf-wiki/master/images/hackrf-pin-headers-p20-19-gnd.jpg" xlink:type="simple" xlink:show="embed" xlink:actuate="onLoad"/></draw:frame></text:p>
      <text:p text:style-name="Text_20_body"><draw:frame draw:style-name="fr1" draw:name="Imagen5" text:anchor-type="as-char" svg:width="1.997cm" svg:height="0.998cm" draw:z-index="4"><draw:image xlink:href="https://raw.githubusercontent.com/dodgymike/hackrf-wiki/master/images/hackrfs-gnd-connection.jpg" xlink:type="simple" xlink:show="embed" xlink:actuate="onLoad"/></draw:frame></text:p>
      <text:p text:style-name="Text_20_body">We then need a <text:span text:style-name="Emphasis">positive</text:span> (+5v) connection to 'fake' the <text:span text:style-name="Emphasis">third</text:span> hackrf if it's not present. We use <text:span text:style-name="Emphasis">P20-PIN3</text:span> from the <text:span text:style-name="Strong_20_Emphasis">primary</text:span> hackrf for this, and bring it down to the breadboard. <text:span text:style-name="Emphasis">primary:P20-PIN8</text:span> and <text:span text:style-name="Emphasis">secondary:P20-PIN8</text:span> are <text:span text:style-name="Emphasis">ready</text:span> input GPIO pins for the missing third HackRF. Connect these to the breadboard <text:span text:style-name="Emphasis">positive</text:span> line. After this your setup should look like so: <draw:frame draw:style-name="fr1" draw:name="Imagen6" text:anchor-type="as-char" svg:width="1.997cm" svg:height="0.998cm" draw:z-index="5"><draw:image xlink:href="https://raw.githubusercontent.com/dodgymike/hackrf-wiki/master/images/hackrf-pin-headers-p20-3-positive.jpg" xlink:type="simple" xlink:show="embed" xlink:actuate="onLoad"/></draw:frame></text:p>
      <text:p text:style-name="Text_20_body"><draw:frame draw:style-name="fr1" draw:name="Imagen7" text:anchor-type="as-char" svg:width="1.997cm" svg:height="0.998cm" draw:z-index="6"><draw:image xlink:href="https://raw.githubusercontent.com/dodgymike/hackrf-wiki/master/images/hackrf-pin-headers-p20-3-8-3rd.png" xlink:type="simple" xlink:show="embed" xlink:actuate="onLoad"/></draw:frame></text:p>
      <text:p text:style-name="Text_20_body">Next we connect the <text:span text:style-name="Emphasis">primary:P20-PIN7</text:span> <text:span text:style-name="Emphasis">ready</text:span> GPIO pin input to the <text:span text:style-name="Emphasis">secondary:P20-PIN5</text:span> <text:span text:style-name="Emphasis">ready</text:span> GPIO pin output, and the <text:span text:style-name="Emphasis">primary:P20-PIN5</text:span> <text:span text:style-name="Emphasis">ack</text:span> GPIO pin output to the <text:span text:style-name="Emphasis">secondary:P20-PIN7</text:span> ack GPIO pin input. This is the final step, and should look as follows: <draw:frame draw:style-name="fr1" draw:name="Imagen8" text:anchor-type="as-char" svg:width="1.997cm" svg:height="0.998cm" draw:z-index="7"><draw:image xlink:href="https://github.com/dodgymike/hackrf-wiki/raw/master/images/hackrf-pin-headers-ack-ready-colours.jpg" xlink:type="simple" xlink:show="embed" xlink:actuate="onLoad"/></draw:frame></text:p>
      <text:p text:style-name="Text_20_body"><draw:frame draw:style-name="fr1" draw:name="Imagen9" text:anchor-type="as-char" svg:width="1.997cm" svg:height="0.998cm" draw:z-index="8"><draw:image xlink:href="https://github.com/dodgymike/hackrf-wiki/raw/master/images/hackrf-pin-headers-ack-ready.jpg" xlink:type="simple" xlink:show="embed" xlink:actuate="onLoad"/></draw:frame></text:p>
      <text:h text:style-name="Heading_20_1" text:outline-level="1"><text:bookmark text:name="user-content-upgrade"/>Upgrade</text:h>
      <text:p text:style-name="Text_20_body">Now that the hardware is setup, you need to upgrade your HackRFs' firmware, and your <text:span text:style-name="Emphasis">libhackrf</text:span> to at least <text:a xlink:type="simple" xlink:href="https://github.com/mossmann/hackrf/releases/tag/v2017.02.1" text:style-name="Internet_20_link" text:visited-style-name="Visited_20_Internet_20_Link">v2017.02.1</text:a> as per <text:a xlink:type="simple" xlink:href="https://github.com/mossmann/hackrf/wiki/Updating-Firmware" text:style-name="Internet_20_link" text:visited-style-name="Visited_20_Internet_20_Link">this wiki page</text:a>.</text:p>
      <text:h text:style-name="Heading_20_1" text:outline-level="1"><text:bookmark text:name="user-content-testing-with-hackrf_transfer"/>Testing with <text:span text:style-name="Emphasis">hackrf_transfer</text:span> </text:h>
      <text:p text:style-name="Text_20_body">The latest version of <text:span text:style-name="Emphasis">hackrf_transfer</text:span> includes the '-H' flag, which will activate hardware synchronisation (via libhackrf via the firmware). Testing this way is a little tricky because neither HackRF will start sending data until they are synched, and <text:span text:style-name="Emphasis">hackrf_transfer</text:span> will time out if it hasn't received any data within one second. So the test requires that <text:span text:style-name="Strong_20_Emphasis">two</text:span> copies of _hackrf_transfer are started within 1 second of each other. My approach is to have two terminal windows with the relevant commands waiting, and quickly run them.</text:p>
      <text:p text:style-name="Text_20_body">This test will fail if:</text:p>
      <text:list xml:id="list6402171896194382850" text:style-name="L3">
        <text:list-item>
          <text:p text:style-name="P9">your hackrf firmware or <text:span text:style-name="Emphasis">libhackrf</text:span> are out of date </text:p>
        </text:list-item>
        <text:list-item>
          <text:p text:style-name="P9">your connectors are incorrectly set up </text:p>
        </text:list-item>
        <text:list-item>
          <text:p text:style-name="P3">your timing is too slow when running <text:span text:style-name="Emphasis">hackrf_transfer</text:span> </text:p>
        </text:list-item>
      </text:list>
      <text:p text:style-name="Text_20_body"><text:soft-page-break/>Run the following command:</text:p>
      <text:list xml:id="list2425194967194937980" text:style-name="L4">
        <text:list-item>
          <text:p text:style-name="P4"><text:span text:style-name="Source_20_Text">hackrf_transfer -d &lt;device A&gt; -r &lt;filename-A&gt; -H &amp;; hackrf_transfer -d &lt;device B&gt; -r &lt;filename-B&gt; -H</text:span> </text:p>
        </text:list-item>
      </text:list>
      <text:p text:style-name="Text_20_body">If the test runs correctly, you have successfully streamed synchronised data from two HackRFs!</text:p>
      <text:p text:style-name="Text_20_body">The two streams can be merged into one using <text:span text:style-name="Emphasis">GnuRadio</text:span>, and then viewed using <text:a xlink:type="simple" xlink:href="https://github.com/dodgymike/direction-finding/blob/master/decode_remote_dual_stream.py" text:style-name="Internet_20_link" text:visited-style-name="Visited_20_Internet_20_Link">this hacky piece of PyQt</text:a></text:p>
      <text:section text:style-name="Sect1" text:name="Sección1">
        <text:h text:style-name="Heading_20_1" text:outline-level="1"><text:bookmark text:name="wiki-body"/>What next?</text:h>
        <text:p text:style-name="Text_20_body">Obviously the method of wiring up multiple HackRFs described above is fragile and prone to error. Perhaps a PCB could be designed that will connect up to four HackRFs together by plugging into the 'C-shape' pin headers.</text:p>
        <text:p text:style-name="Text_20_body">Usually the <text:span text:style-name="Emphasis">Osmocom source</text:span> can be used for multi-device streaming, as it can be configured to pull from more than one device. Unfortunately the current version does not have hardware synchronisation built in. Work is being done to make the <text:span text:style-name="Emphasis">Osmocom source</text:span> compatible with these changes.</text:p>
        <text:p text:style-name="Text_20_body"><draw:frame draw:style-name="fr1" draw:name="Imagen10" text:anchor-type="as-char" svg:width="1.997cm" svg:height="0.998cm" draw:z-index="9"><draw:image xlink:href="https://raw.githubusercontent.com/dodgymike/hackrf-wiki/master/images/grc-hw-sync-streaming.png" xlink:type="simple" xlink:show="embed" xlink:actuate="onLoad"/></draw:frame></text:p>
      </text:section>
      <text:section text:style-name="Sect1" text:name="wiki-rightbar">
        <text:p text:style-name="Text_20_body"/>
        <text:section text:style-name="Sect1" text:name="wiki-pages-box">
          <text:p text:style-name="Text_20_body"/>
        </text:section>
      </text:section>
      <text:h text:style-name="Heading_20_3" text:outline-level="3">Pages 27 </text:h>
      <text:list xml:id="list5746810555930466792" text:style-name="L5">
        <text:list-item>
          <text:p text:style-name="P10"><text:a xlink:type="simple" xlink:href="https://github.com/mossmann/hackrf/wiki" text:style-name="Internet_20_link" text:visited-style-name="Visited_20_Internet_20_Link"><text:span text:style-name="Strong_20_Emphasis">Home</text:span></text:a> </text:p>
        </text:list-item>
        <text:list-item>
          <text:p text:style-name="P10"><text:a xlink:type="simple" xlink:href="https://github.com/mossmann/hackrf/wiki/Clocking" text:style-name="Internet_20_link" text:visited-style-name="Visited_20_Internet_20_Link"><text:span text:style-name="Strong_20_Emphasis">Clocking</text:span></text:a> </text:p>
        </text:list-item>
        <text:list-item>
          <text:p text:style-name="P10"><text:a xlink:type="simple" xlink:href="https://github.com/mossmann/hackrf/wiki/Design-Goals" text:style-name="Internet_20_link" text:visited-style-name="Visited_20_Internet_20_Link"><text:span text:style-name="Strong_20_Emphasis">Design Goals</text:span></text:a> </text:p>
        </text:list-item>
        <text:list-item>
          <text:p text:style-name="P10"><text:a xlink:type="simple" xlink:href="https://github.com/mossmann/hackrf/wiki/FAQ" text:style-name="Internet_20_link" text:visited-style-name="Visited_20_Internet_20_Link"><text:span text:style-name="Strong_20_Emphasis">FAQ</text:span></text:a> </text:p>
        </text:list-item>
        <text:list-item>
          <text:p text:style-name="P10"><text:a xlink:type="simple" xlink:href="https://github.com/mossmann/hackrf/wiki/Firmware-Development-Setup" text:style-name="Internet_20_link" text:visited-style-name="Visited_20_Internet_20_Link"><text:span text:style-name="Strong_20_Emphasis">Firmware Development Setup</text:span></text:a> </text:p>
        </text:list-item>
        <text:list-item>
          <text:p text:style-name="P10"><text:a xlink:type="simple" xlink:href="https://github.com/mossmann/hackrf/wiki/Future-Hardware-Modifications" text:style-name="Internet_20_link" text:visited-style-name="Visited_20_Internet_20_Link"><text:span text:style-name="Strong_20_Emphasis">Future Hardware Modifications</text:span></text:a> </text:p>
        </text:list-item>
        <text:list-item>
          <text:p text:style-name="P10"><text:a xlink:type="simple" xlink:href="https://github.com/mossmann/hackrf/wiki/Getting-Help" text:style-name="Internet_20_link" text:visited-style-name="Visited_20_Internet_20_Link"><text:span text:style-name="Strong_20_Emphasis">Getting Help</text:span></text:a> </text:p>
        </text:list-item>
        <text:list-item>
          <text:p text:style-name="P10"><text:a xlink:type="simple" xlink:href="https://github.com/mossmann/hackrf/wiki/Getting-Started-with-HackRF-and-GNU-Radio" text:style-name="Internet_20_link" text:visited-style-name="Visited_20_Internet_20_Link"><text:span text:style-name="Strong_20_Emphasis">Getting Started with HackRF and GNU Radio</text:span></text:a> </text:p>
        </text:list-item>
        <text:list-item>
          <text:p text:style-name="P10"><text:a xlink:type="simple" xlink:href="https://github.com/mossmann/hackrf/wiki/HackRF-Beta-Program" text:style-name="Internet_20_link" text:visited-style-name="Visited_20_Internet_20_Link"><text:span text:style-name="Strong_20_Emphasis">HackRF Beta Program</text:span></text:a> </text:p>
        </text:list-item>
        <text:list-item>
          <text:p text:style-name="P10"><text:a xlink:type="simple" xlink:href="https://github.com/mossmann/hackrf/wiki/HackRF-Hacks" text:style-name="Internet_20_link" text:visited-style-name="Visited_20_Internet_20_Link"><text:span text:style-name="Strong_20_Emphasis">HackRF Hacks</text:span></text:a> </text:p>
        </text:list-item>
        <text:list-item>
          <text:p text:style-name="P10"><text:a xlink:type="simple" xlink:href="https://github.com/mossmann/hackrf/wiki/HackRF-One" text:style-name="Internet_20_link" text:visited-style-name="Visited_20_Internet_20_Link"><text:span text:style-name="Strong_20_Emphasis">HackRF One</text:span></text:a> </text:p>
        </text:list-item>
        <text:list-item>
          <text:p text:style-name="P10"><text:a xlink:type="simple" xlink:href="https://github.com/mossmann/hackrf/wiki/hackrf_sweep" text:style-name="Internet_20_link" text:visited-style-name="Visited_20_Internet_20_Link"><text:span text:style-name="Strong_20_Emphasis">hackrf_sweep</text:span></text:a> </text:p>
        </text:list-item>
        <text:list-item>
          <text:p text:style-name="P10"><text:a xlink:type="simple" xlink:href="https://github.com/mossmann/hackrf/wiki/Hardware-Components" text:style-name="Internet_20_link" text:visited-style-name="Visited_20_Internet_20_Link"><text:span text:style-name="Strong_20_Emphasis">Hardware Components</text:span></text:a> </text:p>
        </text:list-item>
        <text:list-item>
          <text:p text:style-name="P10"><text:a xlink:type="simple" xlink:href="https://github.com/mossmann/hackrf/wiki/Jawbreaker" text:style-name="Internet_20_link" text:visited-style-name="Visited_20_Internet_20_Link"><text:span text:style-name="Strong_20_Emphasis">Jawbreaker</text:span></text:a> </text:p>
        </text:list-item>
        <text:list-item>
          <text:p text:style-name="P10"><text:a xlink:type="simple" xlink:href="https://github.com/mossmann/hackrf/wiki/Lemondrop-Bring-Up" text:style-name="Internet_20_link" text:visited-style-name="Visited_20_Internet_20_Link"><text:span text:style-name="Strong_20_Emphasis">Lemondrop Bring Up</text:span></text:a> </text:p>
        </text:list-item>
        <text:list-item>
          <text:p text:style-name="P5"><text:soft-page-break/></text:p>
        </text:list-item>
      </text:list>
      <text:h text:style-name="Heading_20_5" text:outline-level="5">Clone this wiki locally</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4T09:18:35.160340957</meta:creation-date>
    <dc:date>2019-06-04T10:33:21.354940497</dc:date>
    <meta:editing-duration>PT1H4M36S</meta:editing-duration>
    <meta:editing-cycles>1</meta:editing-cycles>
    <meta:document-statistic meta:table-count="0" meta:image-count="10" meta:object-count="0" meta:page-count="5" meta:paragraph-count="70" meta:word-count="998" meta:character-count="5925" meta:non-whitespace-character-count="4984"/>
    <meta:generator>LibreOffice/5.1.6.2$Linux_x86 LibreOffice_project/10m0$Build-2</meta:generator>
  </office:meta>
</office:document-meta>
</file>